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fbc" officeooo:paragraph-rsid="001fafbc"/>
    </style:style>
    <style:style style:name="T1" style:family="text">
      <style:text-properties officeooo:rsid="001faf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e to print subset of three from given array.</text:p>
      <text:p text:style-name="Standard"/>
      <text:p text:style-name="Standard"/>
      <text:p text:style-name="Standard">import java.util.Scanner;</text:p>
      <text:p text:style-name="Standard">class Main{</text:p>
      <text:p text:style-name="Standard"><text:s text:c="4"/>public static void main(String args[]) {</text:p>
      <text:p text:style-name="Standard"><text:s text:c="4"/>Scanner in = new Scanner(System.in);</text:p>
      <text:p text:style-name="Standard"><text:s text:c="4"/>int n = in.nextInt();</text:p>
      <text:p text:style-name="Standard"><text:s text:c="4"/>int a[] = new int[n];</text:p>
      <text:p text:style-name="Standard"><text:s text:c="6"/>for(int i = 0; i &lt; n;i++){</text:p>
      <text:p text:style-name="Standard"><text:s text:c="8"/>a[i] = in.nextInt();</text:p>
      <text:p text:style-name="Standard"><text:s text:c="4"/>}</text:p>
      <text:p text:style-name="Standard"><text:s text:c="6"/>set(a,n);</text:p>
      <text:p text:style-name="Standard"><text:s text:c="4"/>}</text:p>
      <text:p text:style-name="Standard"><text:s text:c="2"/>public static void set(int a[],int n){</text:p>
      <text:p text:style-name="Standard"><text:s text:c="4"/>for(int i = 0 ; i &lt; n ;i++){</text:p>
      <text:p text:style-name="Standard"><text:s text:c="6"/>for(int j = i+1;j&lt;n;j++){</text:p>
      <text:p text:style-name="Standard"><text:s text:c="8"/>for(int k=j+1;k&lt;n;k++){</text:p>
      <text:p text:style-name="Standard"><text:s text:c="10"/>System.out.print("("+a[i]+", "+a[j]+", "+a[k]+") ");</text:p>
      <text:p text:style-name="Standard"><text:s text:c="8"/>}</text:p>
      <text:p text:style-name="Standard"><text:s text:c="6"/>}</text:p>
      <text:p text:style-name="Standard"><text:s text:c="6"/>System.out.println();</text:p>
      <text:p text:style-name="Standard"><text:s text:c="4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1:55:31.950843818</meta:creation-date>
    <dc:date>2019-04-09T11:56:39.828939065</dc:date>
    <meta:editing-duration>PT1M9S</meta:editing-duration>
    <meta:editing-cycles>1</meta:editing-cycles>
    <meta:document-statistic meta:table-count="0" meta:image-count="0" meta:object-count="0" meta:page-count="1" meta:paragraph-count="23" meta:word-count="77" meta:character-count="557" meta:non-whitespace-character-count="401"/>
    <meta:generator>LibreOffice/6.0.7.3$Linux_X86_64 LibreOffice_project/00m0$Build-3</meta:generator>
  </office:meta>
</office:document-meta>
</file>